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irectImportSelector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ImportSelector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mportGroup.selec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ImportGroup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portSelectorTests.importSelectorsWith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ImportGroup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ImportSelector1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DeferredImportSelector2.getImpo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mportGroup.process( AnnotationMetadata metadata , DeferredImport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edSelector1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mportGroup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DeferredImportSelector1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DeferredImportSelector1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ImportSelector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electorTests.importSelectorsSeparateWith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ImportGroup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DeferredImportSelector1.getImpo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electorTests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ImportGroup.TestImpo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ImportedSelector3.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electorTests.import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erredImportedSelector1.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ImportSelector2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irectImportSelector.getExclusion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mportGroup.all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ImportSelector1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elector2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upedDeferredImportSelector2.getImpo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mportGroup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DeferredImportSelector2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entDeferredImportSelector2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ortedSelector2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electorTests.invokeAwareMethodsInImpo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upedDeferredImportSelector1.getImpo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ImportSelecto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DeferredImportSelector1.getImpo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ImportedSelector2.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electorTests.invokeAwareMethodsInImpor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mpleImportSelector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Selector1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ImportSelector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electorTests.importSelectorsWithNeste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mportSelectorTests.importSelectorsWithNestedGroupSameDeferred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mportSelectorTests.correctMetadataOnIndirec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ildDeferredImportSelector2.getImpo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ImportSelector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